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InfoMapper.getCatalog( 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hInfoMapper.getCatalog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InfoMapper.setCatalogKey( String catalog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InfoMapper.getCommandName( 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